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3" style:family="paragraph" style:parent-style-name="Preformatted_20_Text">
      <style:text-properties style:font-name="Liberation Sans" fo:font-size="12pt" fo:font-style="normal" style:text-underline-style="none" officeooo:rsid="00083d4b" officeooo:paragraph-rsid="00140153" style:font-size-asian="12pt" style:font-style-asian="normal" style:font-size-complex="12pt" style:font-style-complex="normal"/>
    </style:style>
    <style:style style:name="P4" style:family="paragraph" style:parent-style-name="Preformatted_20_Text">
      <style:text-properties style:font-name="Liberation Sans" fo:font-size="12pt" fo:font-style="normal" style:text-underline-style="none" officeooo:rsid="00083d4b" officeooo:paragraph-rsid="001e41eb" style:font-size-asian="12pt" style:font-style-asian="normal" style:font-size-complex="12pt" style:font-style-complex="normal"/>
    </style:style>
    <style:style style:name="P5" style:family="paragraph" style:parent-style-name="Preformatted_20_Text">
      <style:text-properties style:font-name="Liberation Sans" fo:font-size="12pt" fo:font-style="normal" style:text-underline-style="none" officeooo:rsid="00083d4b" officeooo:paragraph-rsid="001f2a2a" style:font-size-asian="12pt" style:font-style-asian="normal" style:font-size-complex="12pt" style:font-style-complex="normal"/>
    </style:style>
    <style:style style:name="P6" style:family="paragraph" style:parent-style-name="Preformatted_20_Text">
      <style:text-properties style:font-name="Liberation Sans" fo:font-size="12pt" fo:font-style="normal" style:text-underline-style="none" officeooo:rsid="00238249" officeooo:paragraph-rsid="00238249"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fo:font-weight="bold" officeooo:rsid="001b99ac" officeooo:paragraph-rsid="00083d4b"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0dd66a"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italic" style:text-underline-style="none" officeooo:rsid="00083d4b" officeooo:paragraph-rsid="00083d4b" style:font-size-asian="12pt" style:font-style-asian="italic" style:font-size-complex="12pt" style:font-style-complex="italic"/>
    </style:style>
    <style:style style:name="P11" style:family="paragraph" style:parent-style-name="Preformatted_20_Text">
      <style:text-properties style:font-name="Liberation Serif" fo:font-size="12pt" officeooo:rsid="001b99ac" officeooo:paragraph-rsid="00083d4b" style:font-size-asian="12pt" style:font-size-complex="12pt"/>
    </style:style>
    <style:style style:name="P12"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3"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T1" style:family="text">
      <style:text-properties officeooo:rsid="00083d4b"/>
    </style:style>
    <style:style style:name="T2" style:family="text">
      <style:text-properties fo:font-style="italic" style:text-underline-style="none" officeooo:rsid="00083d4b" style:font-style-asian="italic" style:font-style-complex="italic"/>
    </style:style>
    <style:style style:name="T3" style:family="text">
      <style:text-properties fo:font-style="italic" style:text-underline-style="none" officeooo:rsid="001f2a2a" style:font-style-asian="italic" style:font-style-complex="italic"/>
    </style:style>
    <style:style style:name="T4" style:family="text">
      <style:text-properties fo:font-style="normal" style:text-underline-style="none" fo:font-weight="bold" officeooo:rsid="00083d4b" style:font-style-asian="normal" style:font-weight-asian="bold" style:font-style-complex="normal" style:font-weight-complex="bold"/>
    </style:style>
    <style:style style:name="T5" style:family="text">
      <style:text-properties fo:font-style="normal" style:text-underline-style="none" fo:font-weight="bold" officeooo:rsid="000e7e75" style:font-style-asian="normal" style:font-weight-asian="bold" style:font-style-complex="normal" style:font-weight-complex="bold"/>
    </style:style>
    <style:style style:name="T6" style:family="text">
      <style:text-properties officeooo:rsid="000dd66a"/>
    </style:style>
    <style:style style:name="T7" style:family="text">
      <style:text-properties style:text-underline-style="none" officeooo:rsid="00083d4b"/>
    </style:style>
    <style:style style:name="T8" style:family="text">
      <style:text-properties style:text-underline-style="none" officeooo:rsid="000dd66a"/>
    </style:style>
    <style:style style:name="T9" style:family="text">
      <style:text-properties officeooo:rsid="00104f74"/>
    </style:style>
    <style:style style:name="T10" style:family="text">
      <style:text-properties officeooo:rsid="00134998"/>
    </style:style>
    <style:style style:name="T11" style:family="text">
      <style:text-properties officeooo:rsid="0014e97e"/>
    </style:style>
    <style:style style:name="T12" style:family="text">
      <style:text-properties officeooo:rsid="001d67ac"/>
    </style:style>
    <style:style style:name="T13" style:family="text">
      <style:text-properties officeooo:rsid="001e41eb"/>
    </style:style>
    <style:style style:name="T14" style:family="text">
      <style:text-properties officeooo:rsid="001f2a2a"/>
    </style:style>
    <style:style style:name="T15" style:family="text">
      <style:text-properties officeooo:rsid="00223fad"/>
    </style:style>
    <style:style style:name="T16" style:family="text">
      <style:text-properties officeooo:rsid="0022bc79"/>
    </style:style>
    <style:style style:name="T17" style:family="text">
      <style:text-properties officeooo:rsid="002382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ayers for our World and the Church</text:p>
      <text:p text:style-name="P1"><text:span text:style-name="T1">20th</text:span> <text:span text:style-name="T12">December</text:span> 20<text:span text:style-name="T6">20</text:span></text:p>
      <text:p text:style-name="P11"><text:span text:style-name="T4">Psalm </text:span><text:span text:style-name="T5">140:12‭-‬13</text:span><text:span text:style-name="T2"> I know that the Lord will maintain the cause of the afflicted And justice for the poor. Surely the righteous will give thanks to Your </text:span><text:span text:style-name="T3">N</text:span><text:span text:style-name="T2">ame; The upright will dwell in Your </text:span><text:span text:style-name="T3">P</text:span><text:span text:style-name="T2">resence.</text:span></text:p>
      <text:p text:style-name="P10"/>
      <text:p text:style-name="P8">Thanks to God</text:p>
      <text:p text:style-name="P4"><text:span text:style-name="T9">O Lord our </text:span>God, <text:span text:style-name="T13">we thank </text:span>You <text:span text:style-name="T13"><text:s/>that we can come into Your Presence in this place in greater numbers than before. In the beginning, </text:span>You created <text:span text:style-name="T9">all, it was very good and You made man the pinnacle of Your Creation, to worship You and remain in Your Presence. Yet be</text:span>cause <text:span text:style-name="T13">of </text:span>Adam's sin, <text:span text:style-name="T9">we live in an imperfect world, which needs a Perfect Saviour.</text:span></text:p>
      <text:p text:style-name="P2"/>
      <text:p text:style-name="P4"><text:span text:style-name="T13">Each year at this season, we remember that You did not leave this world stranded and under the control of the devil. We t</text:span>hank You that You sen<text:span text:style-name="T14">t</text:span> Jesus to <text:span text:style-name="T14">do what was impossible for us</text:span>. We thank You that <text:span text:style-name="T13">He came quietly, as a helpless member of the human race, growing as we do, facing all the temptations we do, and yet remaining without sin and living the Perfect Life of obedience to Your Will.</text:span></text:p>
      <text:p text:style-name="P4"/>
      <text:p text:style-name="P5"><text:span text:style-name="T13">We celebrate the Christmas season with joy, but we realise that His destiny was the Easter Cross, and the Empty Tomb, because He came to die in our place. </text:span></text:p>
      <text:p text:style-name="P2"/>
      <text:p text:style-name="P2"><text:span text:style-name="T14">In place of our sinful nature, You have given us </text:span>the righteous life of Jesus, <text:span text:style-name="T14">so that now we are able to give thanks to Your Name</text:span>. <text:span text:style-name="T14">Now, we can be called upright and dwell in Your Presence</text:span></text:p>
      <text:p text:style-name="P2"/>
      <text:p text:style-name="P9">The Wider World...</text:p>
      <text:p text:style-name="P2">We thank You that <text:span text:style-name="T15">restricitons</text:span> in Victoria are <text:span text:style-name="T15">easing </text:span>as the number of reported Covid cases <text:span text:style-name="T15">remains low</text:span>. <text:span text:style-name="T10">We </text:span>continue to pray for our leaders and their medical advisers. <text:span text:style-name="T10">We look forward to further easing</text:span> of restrictions <text:span text:style-name="T15">in future, and continue to pray for progress with research into various available treatments</text:span>.</text:p>
      <text:p text:style-name="P2"/>
      <text:p text:style-name="P7"><text:span text:style-name="T8">… a</text:span><text:span text:style-name="T7">nd the wider Church</text:span></text:p>
      <text:p text:style-name="P2">In the wider church, we pray for <text:span text:style-name="T16">persecuted believers, whose Christmas may be anything but joyful. We particularly pray for believers in Nigeria where attacks are relentless. As a Commonwealth country, we pray for other Commonwealth leaders to find ways to support official Nigerian efforts to deal with the militants. We remember also refugee believers who have fled from Iran now barely surviving in Turkey, Bosnia and Serbia.</text:span></text:p>
      <text:p text:style-name="P2"/>
      <text:p text:style-name="P9">Ashburton</text:p>
      <text:p text:style-name="P3">Here in Ashburton, we give thanks <text:span text:style-name="T17">for</text:span> Margaret Sanders <text:span text:style-name="T17">progress </text:span>but we pray for the medical staff <text:span text:style-name="T17">as they seek to </text:span>understand the cause of her condition and <text:span text:style-name="T17">plan for</text:span> the best treatment. <text:span text:style-name="T17">W</text:span>e pray <text:span text:style-name="T17">also for those who can’t be with us as yet – Flora, Nolene, Theodore and Margaret Loo</text:span>.</text:p>
      <text:p text:style-name="P3"/>
      <text:p text:style-name="P6">We also continue to support Aash and Divia and family here, and Aash’s sister and mother in India as they face Christmas without Aash’s Dad. We thank You for his life and ministry and rest in the knowledge that he is now at peace in Your presence.</text:p>
      <text:p text:style-name="P3"/>
      <text:p text:style-name="P2">We uphold Barry, Mook and <text:span text:style-name="T11">all </text:span>the team preparing our services. We also <text:span text:style-name="T17">give thanks</text:span> for the Elders, the Board <text:span text:style-name="T17">managers and everyone rostered on to the cleaning tasks after the service.</text:span></text:p>
      <text:p text:style-name="P2"/>
      <text:p text:style-name="P2"><text:span text:style-name="T11">W</text:span>e strive to <text:span text:style-name="T11">endure all things, including the restrictions, </text:span>for the sake of the Kingdom and for the glory of the King of Kings,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0-12-19T21:20:53.833499514</dc:date>
    <meta:editing-duration>PT1H49M29S</meta:editing-duration>
    <meta:editing-cycles>21</meta:editing-cycles>
    <meta:generator>LibreOffice/6.1.5.2$Linux_X86_64 LibreOffice_project/10$Build-2</meta:generator>
    <meta:print-date>2020-12-19T21:20:47.461777510</meta:print-date>
    <meta:document-statistic meta:table-count="0" meta:image-count="0" meta:object-count="0" meta:page-count="1" meta:paragraph-count="17" meta:word-count="543" meta:character-count="2977" meta:non-whitespace-character-count="2452"/>
  </office:meta>
</office:document-meta>
</file>